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237cm" draw:marker-end-width="0.237cm" draw:textarea-vertical-align="top" fo:padding-top="0.137cm" fo:padding-bottom="0.137cm" fo:padding-left="0.262cm" fo:padding-right="0.262cm"/>
    </style:style>
    <style:style style:name="gr2" style:family="graphic" style:parent-style-name="objectwithoutfill">
      <style:graphic-properties draw:stroke="solid"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000000" draw:marker-start="Arrowheads_20_1" draw:marker-start-width="0.237cm" draw:marker-end-width="0.237cm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width="0.025cm" svg:stroke-color="#000000" draw:marker-start-width="0.237cm" draw:marker-end-width="0.237cm" draw:fill="none" draw:fill-color="#ffffff" fo:min-height="1.423cm" fo:padding-top="0.137cm" fo:padding-bottom="0.137cm" fo:padding-left="0.262cm" fo:padding-right="0.262cm"/>
    </style:style>
    <style:style style:name="gr5" style:family="graphic" style:parent-style-name="standard">
      <style:graphic-properties draw:stroke="solid" svg:stroke-width="0.025cm" svg:stroke-color="#000000" draw:marker-start="Arrowheads_20_2" draw:marker-start-width="0.237cm" draw:marker-end-width="0.237cm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.773cm" svg:height="3.937cm" draw:transform="skewX (0.0033161255787886) translate (7.72cm 3.523cm)">
          <text:p text:style-name="P1"><text:span text:style-name="T1">ReportBase</text:span></text:p>
          <text:p text:style-name="P1"><text:span text:style-name="T2"/></text:p>
          <text:p text:style-name="P2"><text:span text:style-name="T2">report_name: string</text:span></text:p>
          <text:p text:style-name="P2"><text:span text:style-name="T2">title: string</text:span></text:p>
          <text:p text:style-name="P2"><text:span text:style-name="T2">params: dict</text:span></text:p>
          <text:p text:style-name="P2"><text:span text:style-name="T2"/></text:p>
          <text:p text:style-name="P2"><text:span text:style-name="T2">process(): None</text:span></text:p>
          <text:p text:style-name="P2"><text:span text:style-name="T2">getHtmlContent(): HTML str </text:span></text:p>
        </draw:rect>
        <draw:line draw:style-name="gr2" draw:text-style-name="P3" draw:layer="layout" svg:x1="7.718cm" svg:y1="4.285cm" svg:x2="12.493cm" svg:y2="4.285cm">
          <text:p/>
        </draw:line>
        <draw:line draw:style-name="gr2" draw:text-style-name="P3" draw:layer="layout" svg:x1="7.718cm" svg:y1="5.885cm" svg:x2="12.493cm" svg:y2="5.885cm">
          <text:p/>
        </draw:line>
        <draw:rect draw:style-name="gr1" draw:text-style-name="P1" xml:id="id2" draw:id="id2" draw:layer="layout" svg:width="5.573cm" svg:height="4.138cm" draw:transform="skewX (-0.0057595865315802) rotate (-0.00942477796195476) translate (14.323cm 3.45cm)">
          <text:p text:style-name="P1"><text:span text:style-name="T1">ReportColumns</text:span></text:p>
          <text:p text:style-name="P1"><text:span text:style-name="T2"/></text:p>
          <text:p text:style-name="P2"><text:span text:style-name="T2">params: dict</text:span></text:p>
          <text:p text:style-name="P2"><text:span text:style-name="T2"/></text:p>
          <text:p text:style-name="P2"><text:span text:style-name="T2">GetSelectedColumns(): list</text:span></text:p>
          <text:p text:style-name="P2"><text:span text:style-name="T2">getColumn(name): dict</text:span></text:p>
          <text:p text:style-name="P2"><text:span text:style-name="T2">GetColumnChooser(): HTML str</text:span></text:p>
          <text:p text:style-name="P2"><text:span text:style-name="T2">GetShowButton() : HTML str</text:span></text:p>
        </draw:rect>
        <draw:line draw:style-name="gr2" draw:text-style-name="P3" draw:layer="layout" svg:x1="14.308cm" svg:y1="4.214cm" svg:x2="19.929cm" svg:y2="4.214cm">
          <text:p/>
        </draw:line>
        <draw:line draw:style-name="gr2" draw:text-style-name="P3" draw:layer="layout" svg:x1="14.308cm" svg:y1="5.056cm" svg:x2="19.929cm" svg:y2="5.056cm">
          <text:p/>
        </draw:line>
        <draw:rect draw:style-name="gr1" draw:text-style-name="P1" xml:id="id3" draw:id="id3" draw:layer="layout" svg:width="4.857cm" svg:height="3.556cm" draw:transform="skewX (0.0036651914291874) translate (14.321cm 8.538cm)">
          <text:p text:style-name="P1"><text:span text:style-name="T1">ReportControls</text:span></text:p>
          <text:p text:style-name="P1"><text:span text:style-name="T2"/></text:p>
          <text:p text:style-name="P2"><text:span text:style-name="T2">params: dict</text:span></text:p>
          <text:p text:style-name="P2"><text:span text:style-name="T2"/></text:p>
          <text:p text:style-name="P2"><text:span text:style-name="T2">getControl(): dict</text:span></text:p>
          <text:p text:style-name="P2"><text:span text:style-name="T2">GetShowButton(): HTML str</text:span></text:p>
          <text:p text:style-name="P2"><text:span text:style-name="T2"><text:s/></text:span></text:p>
        </draw:rect>
        <draw:line draw:style-name="gr2" draw:text-style-name="P3" draw:layer="layout" svg:x1="14.308cm" svg:y1="9.3cm" svg:x2="19.167cm" svg:y2="9.3cm">
          <text:p/>
        </draw:line>
        <draw:line draw:style-name="gr2" draw:text-style-name="P3" draw:layer="layout" svg:x1="14.308cm" svg:y1="10.1cm" svg:x2="19.167cm" svg:y2="10.1cm">
          <text:p/>
        </draw:line>
        <draw:rect draw:style-name="gr1" draw:text-style-name="P1" xml:id="id4" draw:id="id4" draw:layer="layout" svg:width="4.94cm" svg:height="3.556cm" draw:transform="skewX (0.0036651914291874) translate (14.321cm 12.983cm)">
          <text:p text:style-name="P1"><text:span text:style-name="T1">ReportSqlBuilder</text:span></text:p>
          <text:p text:style-name="P1"><text:span text:style-name="T2"/></text:p>
          <text:p text:style-name="P2"><text:span text:style-name="T2">params: dict</text:span></text:p>
          <text:p text:style-name="P2"><text:span text:style-name="T2">reportColumns: obj</text:span></text:p>
          <text:p text:style-name="P2"><text:span text:style-name="T2"/></text:p>
          <text:p text:style-name="P2"><text:span text:style-name="T2">getSQLl(): SQL str</text:span></text:p>
          <text:p text:style-name="P2"><text:span text:style-name="T2">getCountSQL(): SQL str</text:span></text:p>
          <text:p text:style-name="P2"><text:span text:style-name="T2"/></text:p>
        </draw:rect>
        <draw:line draw:style-name="gr2" draw:text-style-name="P3" draw:layer="layout" svg:x1="14.308cm" svg:y1="13.745cm" svg:x2="19.167cm" svg:y2="13.745cm">
          <text:p/>
        </draw:line>
        <draw:line draw:style-name="gr2" draw:text-style-name="P3" xml:id="id10" draw:id="id10" draw:layer="layout" svg:x1="14.308cm" svg:y1="14.845cm" svg:x2="19.167cm" svg:y2="14.845cm">
          <text:p/>
        </draw:line>
        <draw:connector draw:style-name="gr3" draw:text-style-name="P3" draw:layer="layout" svg:x1="12.493cm" svg:y1="5.491cm" svg:x2="14.308cm" svg:y2="5.519cm" draw:start-shape="id1" draw:end-shape="id2" svg:d="M12493 5491h908v28h907">
          <text:p/>
        </draw:connector>
        <draw:connector draw:style-name="gr3" draw:text-style-name="P3" draw:layer="layout" draw:line-skew="-0.009cm" svg:x1="12.493cm" svg:y1="5.491cm" svg:x2="14.308cm" svg:y2="10.316cm" draw:start-shape="id1" draw:end-shape="id3" svg:d="M12493 5491h899v4825h916">
          <text:p/>
        </draw:connector>
        <draw:connector draw:style-name="gr3" draw:text-style-name="P3" draw:layer="layout" draw:line-skew="-0.009cm" svg:x1="12.493cm" svg:y1="5.491cm" svg:x2="14.308cm" svg:y2="14.761cm" draw:start-shape="id1" draw:end-shape="id4" svg:d="M12493 5491h899v9270h916">
          <text:p/>
        </draw:connector>
        <draw:rect draw:style-name="gr1" draw:text-style-name="P1" xml:id="id5" draw:id="id5" draw:layer="layout" svg:width="4.94cm" svg:height="3.556cm" draw:transform="skewX (0.0036651914291874) translate (14.321cm 17.174cm)">
          <text:p text:style-name="P1"><text:span text:style-name="T1">ReportSqlPanel</text:span></text:p>
          <text:p text:style-name="P2"><text:span text:style-name="T2"/></text:p>
          <text:p text:style-name="P2"><text:span text:style-name="T2">params: dict</text:span></text:p>
          <text:p text:style-name="P2"><text:span text:style-name="T2">sqlBuilder: obj</text:span></text:p>
          <text:p text:style-name="P2"><text:span text:style-name="T2"/></text:p>
          <text:p text:style-name="P2"><text:span text:style-name="T2">getSqlPannel(): HTML str</text:span></text:p>
          <text:p text:style-name="P2"><text:span text:style-name="T2">getShowButton(): HTML str</text:span></text:p>
          <text:p text:style-name="P2"><text:span text:style-name="T2"/></text:p>
        </draw:rect>
        <draw:line draw:style-name="gr2" draw:text-style-name="P3" draw:layer="layout" svg:x1="14.308cm" svg:y1="17.936cm" svg:x2="19.167cm" svg:y2="17.936cm">
          <text:p/>
        </draw:line>
        <draw:line draw:style-name="gr2" draw:text-style-name="P3" draw:layer="layout" svg:x1="14.308cm" svg:y1="19.036cm" svg:x2="19.167cm" svg:y2="19.036cm">
          <text:p/>
        </draw:line>
        <draw:connector draw:style-name="gr3" draw:text-style-name="P3" draw:layer="layout" draw:line-skew="0.395cm" svg:x1="12.187cm" svg:y1="5.442cm" svg:x2="14.308cm" svg:y2="18.952cm" draw:end-shape="id5" svg:d="M12187 5442h1199v13510h922">
          <text:p/>
        </draw:connector>
        <draw:rect draw:style-name="gr1" draw:text-style-name="P1" xml:id="id6" draw:id="id6" draw:layer="layout" svg:width="4.94cm" svg:height="2.016cm" draw:transform="skewX (0.0064577182323778) translate (14.322cm 21.574cm)">
          <text:p text:style-name="P1"><text:span text:style-name="T1">Header</text:span></text:p>
          <text:p text:style-name="P2"><text:span text:style-name="T2"/></text:p>
          <text:p text:style-name="P2"><text:span text:style-name="T2"/></text:p>
          <text:p text:style-name="P2"><text:span text:style-name="T2">getHeader(): HTML str</text:span></text:p>
          <text:p text:style-name="P2"><text:span text:style-name="T2"/></text:p>
        </draw:rect>
        <draw:line draw:style-name="gr2" draw:text-style-name="P3" draw:layer="layout" svg:x1="14.309cm" svg:y1="22.336cm" svg:x2="19.168cm" svg:y2="22.336cm">
          <text:p/>
        </draw:line>
        <draw:line draw:style-name="gr2" draw:text-style-name="P3" draw:layer="layout" svg:x1="14.309cm" svg:y1="22.736cm" svg:x2="19.168cm" svg:y2="22.736cm">
          <text:p/>
        </draw:line>
        <draw:rect draw:style-name="gr1" draw:text-style-name="P1" xml:id="id7" draw:id="id7" draw:layer="layout" svg:width="4.94cm" svg:height="2.016cm" draw:transform="skewX (0.0064577182323778) translate (14.323cm 24.174cm)">
          <text:p text:style-name="P1"><text:span text:style-name="T1">Menu</text:span></text:p>
          <text:p text:style-name="P2"><text:span text:style-name="T2"/></text:p>
          <text:p text:style-name="P2"><text:span text:style-name="T2"/></text:p>
          <text:p text:style-name="P2"><text:span text:style-name="T2">getHTML(): HTML str</text:span></text:p>
          <text:p text:style-name="P2"><text:span text:style-name="T2"/></text:p>
        </draw:rect>
        <draw:line draw:style-name="gr2" draw:text-style-name="P3" draw:layer="layout" svg:x1="14.31cm" svg:y1="24.936cm" svg:x2="19.169cm" svg:y2="24.936cm">
          <text:p/>
        </draw:line>
        <draw:line draw:style-name="gr2" draw:text-style-name="P3" draw:layer="layout" svg:x1="14.31cm" svg:y1="25.336cm" svg:x2="19.169cm" svg:y2="25.336cm">
          <text:p/>
        </draw:line>
        <draw:connector draw:style-name="gr3" draw:text-style-name="P3" draw:layer="layout" draw:line-skew="0.394cm" svg:x1="12.188cm" svg:y1="5.393cm" svg:x2="14.309cm" svg:y2="22.582cm" draw:end-shape="id6" svg:d="M12188 5393h1198v17189h923">
          <text:p/>
        </draw:connector>
        <draw:connector draw:style-name="gr3" draw:text-style-name="P3" draw:layer="layout" draw:line-skew="0.393cm" svg:x1="12.189cm" svg:y1="5.344cm" svg:x2="14.31cm" svg:y2="25.182cm" draw:end-shape="id7" svg:d="M12189 5344h1197v19838h924">
          <text:p/>
        </draw:connector>
        <draw:rect draw:style-name="gr1" draw:text-style-name="P1" xml:id="id8" draw:id="id8" draw:layer="layout" svg:width="4.773cm" svg:height="2.428cm" draw:transform="skewX (0.0054105206811814) translate (7.72cm 9.224cm)">
          <text:p text:style-name="P1"><text:span text:style-name="T1">vlib.Db</text:span></text:p>
          <text:p text:style-name="P1"><text:span text:style-name="T2"/></text:p>
          <text:p text:style-name="P2"><text:span text:style-name="T2">connection: MySQLdb</text:span></text:p>
          <text:p text:style-name="P2"><text:span text:style-name="T2"/></text:p>
          <text:p text:style-name="P2"><text:span text:style-name="T2">query(): None</text:span></text:p>
          <text:p text:style-name="P2"><text:span text:style-name="T2"><text:s/></text:span></text:p>
        </draw:rect>
        <draw:line draw:style-name="gr2" draw:text-style-name="P3" draw:layer="layout" svg:x1="7.718cm" svg:y1="9.986cm" svg:x2="12.493cm" svg:y2="9.986cm">
          <text:p/>
        </draw:line>
        <draw:line draw:style-name="gr2" draw:text-style-name="P3" draw:layer="layout" svg:x1="7.718cm" svg:y1="10.786cm" svg:x2="12.493cm" svg:y2="10.786cm">
          <text:p/>
        </draw:line>
        <draw:connector draw:style-name="gr3" draw:text-style-name="P3" draw:layer="layout" svg:x1="10.093cm" svg:y1="7.46cm" svg:x2="10.106cm" svg:y2="9.224cm" draw:start-shape="id1" draw:end-shape="id8" svg:d="M10093 7460v882h13v882">
          <text:p/>
        </draw:connector>
        <draw:frame draw:style-name="gr4" draw:text-style-name="P4" draw:layer="layout" svg:width="8.89cm" svg:height="1.697cm" svg:x="6.453cm" svg:y="1.554cm">
          <draw:text-box>
            <text:p text:style-name="P4"><text:span text:style-name="T3">VReports Class Diagram <text:s/></text:span><text:span text:style-name="T2">11/15/2014</text:span></text:p>
          </draw:text-box>
        </draw:frame>
        <draw:rect draw:style-name="gr1" draw:text-style-name="P1" xml:id="id9" draw:id="id9" draw:layer="layout" svg:width="4.773cm" svg:height="4.572cm" draw:transform="skewX (0.0027925268031904) translate (1.08cm 3.178cm)">
          <text:p text:style-name="P1"><text:span text:style-name="T1">vweb.HtmlPage</text:span></text:p>
          <text:p text:style-name="P1"><text:span text:style-name="T2"/></text:p>
          <text:p text:style-name="P2"><text:span text:style-name="T2">title:str</text:span></text:p>
          <text:p text:style-name="P2"><text:span text:style-name="T2">form: cgi.FieldStorage</text:span></text:p>
          <text:p text:style-name="P2"><text:span text:style-name="T2">style_sheets: list of urls</text:span></text:p>
          <text:p text:style-name="P2"><text:span text:style-name="T2">javascript: list of urls</text:span></text:p>
          <text:p text:style-name="P2"><text:span text:style-name="T2"/></text:p>
          <text:p text:style-name="P2"><text:span text:style-name="T2">go(): HTML str</text:span></text:p>
          <text:p text:style-name="P2"><text:span text:style-name="T2">process(): None</text:span></text:p>
          <text:p text:style-name="P2"><text:span text:style-name="T2">getHtml(): HTML str </text:span></text:p>
        </draw:rect>
        <draw:line draw:style-name="gr2" draw:text-style-name="P3" draw:layer="layout" svg:x1="1.205cm" svg:y1="3.979cm" svg:x2="5.98cm" svg:y2="3.979cm">
          <text:p/>
        </draw:line>
        <draw:line draw:style-name="gr2" draw:text-style-name="P3" draw:layer="layout" svg:x1="1.205cm" svg:y1="5.979cm" svg:x2="5.98cm" svg:y2="5.979cm">
          <text:p/>
        </draw:line>
        <draw:connector draw:style-name="gr5" draw:text-style-name="P1" draw:layer="layout" svg:x1="5.853cm" svg:y1="5.464cm" svg:x2="7.707cm" svg:y2="5.491cm" draw:start-shape="id9" draw:end-shape="id1" svg:d="M5853 5464h927v27h927">
          <text:p/>
        </draw:connector>
        <draw:connector draw:style-name="gr3" draw:text-style-name="P3" draw:layer="layout" draw:type="curve" svg:x1="19.261cm" svg:y1="14.761cm" svg:x2="19.896cm" svg:y2="5.572cm" draw:start-shape="id4" draw:end-shape="id2" draw:end-glue-point="1" svg:d="M19261 14761c1722 0 1404-9189 635-9189">
          <text:p/>
        </draw:connector>
        <draw:connector draw:style-name="gr3" draw:text-style-name="P3" draw:layer="layout" draw:type="curve" svg:x1="19.261cm" svg:y1="18.952cm" svg:x2="19.167cm" svg:y2="14.845cm" draw:start-shape="id5" draw:start-glue-point="1" draw:end-shape="id10" draw:end-glue-point="1" svg:d="M19261 18952c769 0 816-4107-94-4107">
          <text:p/>
        </draw:connector>
        <draw:frame draw:style-name="gr6" draw:text-style-name="P4" draw:layer="layout" svg:width="8.89cm" svg:height="1.673cm" svg:x="6.453cm" svg:y="1.555cm">
          <draw:text-box>
            <text:p text:style-name="P4"><text:span text:style-name="T3">VReports Class Diagram <text:s/></text:span><text:span text:style-name="T2">11/15/2014</text:span></text:p>
          </draw:text-box>
        </draw:frame>
        <draw:frame draw:style-name="gr6" draw:text-style-name="P4" draw:layer="layout" svg:width="1.388cm" svg:height="1.673cm" svg:x="12.753cm" svg:y="4.456cm">
          <draw:text-box>
            <text:p text:style-name="P4">1:1</text:p>
          </draw:text-box>
        </draw:frame>
        <draw:frame draw:style-name="gr6" draw:text-style-name="P4" draw:layer="layout" svg:width="3.148cm" svg:height="1.673cm" svg:x="5.853cm" svg:y="4.157cm">
          <draw:text-box>
            <text:p text:style-name="P4">Inherits</text:p>
            <text:p text:style-name="P4">From</text:p>
          </draw:text-box>
        </draw:frame>
        <draw:frame draw:style-name="gr6" draw:text-style-name="P4" draw:layer="layout" svg:width="1.388cm" svg:height="1.673cm" svg:x="9.953cm" svg:y="8.057cm">
          <draw:text-box>
            <text:p text:style-name="P4">1: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3000 6000" svg:d="M1500 0l1500 3000-1500 3000-1500-3000zM1500 447l-1276 2553 1276 2553 1276-2553z"/>
    <draw:marker draw:name="Arrowheads_20_2" draw:display-name="Arrowheads 2" svg:viewBox="0 0 3000 3000" svg:d="M1500 0l1500 3000h-3000zM1500 447l-1176 2353h23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ink</meta:initial-creator>
    <meta:creation-date>2014-11-15T11:41:31</meta:creation-date>
    <dc:date>2014-11-15T12:38:02</dc:date>
    <dc:creator>David Link</dc:creator>
    <meta:editing-duration>PT56M34S</meta:editing-duration>
    <meta:editing-cycles>12</meta:editing-cycles>
    <meta:generator>OpenOffice/4.1.1$Unix OpenOffice.org_project/411m6$Build-9775</meta:generator>
    <meta:document-statistic meta:object-count="42"/>
  </office:meta>
</office:document-meta>
</file>